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f2" officeooo:paragraph-rsid="001c89f2"/>
    </style:style>
    <style:style style:name="P2" style:family="paragraph" style:parent-style-name="Standard">
      <style:text-properties officeooo:paragraph-rsid="001c89f2"/>
    </style:style>
    <style:style style:name="P3" style:family="paragraph" style:parent-style-name="Standard">
      <style:text-properties officeooo:paragraph-rsid="001fc529"/>
    </style:style>
    <style:style style:name="T1" style:family="text">
      <style:text-properties officeooo:rsid="001c8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GIT</text:p>
      <text:p text:style-name="P1"/>
      <text:p text:style-name="P1"/>
      <text:p text:style-name="P3">Todos los codigos:<text:line-break/><text:line-break/><text:line-break/>git init // inicia proycto seuusa solo una vez <text:line-break/>git status // muestra lo que ya subimos o lo que nos falta por subir <text:line-break/>git add // adiciona carpetas <text:line-break/>git commit -m "mensaje" /// asigna cmentarios de lo que cambiamos <text:line-break/><text:span text:style-name="Emphasis">git shortlog / </text:span>git log /// miestra todos los commit que hicimos <text:line-break/>git checkout <text:line-break/>git reset --soft  //no borra codigo  <text:line-break/>git reset --mixed // avanzado <text:line-break/>git reset --hard   //borra todo </text:p>
      <text:p text:style-name="P2"><text:span text:style-name="Emphasis">git branch /// mustra las ramas <text:line-break/>git branch nombre // crea una rama <text:line-break/>git checkout // moverse en las ramas <text:line-break/>git branch -d // borra ramas <text:line-break/>git merge Rama // adiciona toda la rama en la rama que estamos pociciona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3:17.441904448</meta:creation-date>
    <dc:date>2017-11-30T09:48:25.563264820</dc:date>
    <meta:editing-duration>PT14M47S</meta:editing-duration>
    <meta:editing-cycles>1</meta:editing-cycles>
    <meta:generator>LibreOffice/5.4.1.2$Linux_X86_64 LibreOffice_project/40m0$Build-2</meta:generator>
    <meta:document-statistic meta:table-count="0" meta:image-count="0" meta:object-count="0" meta:page-count="1" meta:paragraph-count="3" meta:word-count="118" meta:character-count="639" meta:non-whitespace-character-count="508"/>
  </office:meta>
</office:document-meta>
</file>